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1" svg:font-family="'Gill Sans MT'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Gill Sans MT" svg:font-family="'Gill Sans MT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ohit Devanagari1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draw:auto-grow-height="true"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outline1" style:list-style-name="L4">
      <style:graphic-properties fo:min-height="11.929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margin-left="0.229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5" style:family="paragraph">
      <style:text-properties style:font-name="Consolas1"/>
    </style:style>
    <style:style style:name="P6" style:family="paragraph">
      <style:paragraph-properties fo:margin-left="0.076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text-properties style:use-window-font-color="true" style:font-name="Liberation Sans2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style:font-name="Consolas1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top="0.212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top="0.212cm" fo:margin-bottom="0cm" fo:line-height="100%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.076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text-properties style:font-name="Liberation Sans2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35ff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ill Sans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ill Sans MT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onsolas1"/>
    </style:style>
    <style:style style:name="T8" style:family="text">
      <style:text-properties style:font-name="Consolas1" fo:font-size="28pt" style:font-size-asian="28pt" style:font-size-complex="28pt"/>
    </style:style>
    <style:style style:name="T9" style:family="text">
      <style:text-properties style:font-name="Liberation Sans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nsolas1" fo:font-weight="bold" style:font-weight-asian="bold" style:font-weight-complex="bold"/>
    </style:style>
    <style:style style:name="T12" style:family="text">
      <style:text-properties style:font-name="Consolas1" fo:font-weight="normal" style:font-weight-asian="normal" style:font-weight-complex="normal"/>
    </style:style>
    <style:style style:name="T13" style:family="text">
      <style:text-properties style:font-name="Liberation Sans2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style:font-name="Consolas1"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Consolas1" fo:font-size="16pt" style:font-size-asian="16pt" style:font-size-complex="16pt"/>
    </style:style>
    <style:style style:name="T36" style:family="text">
      <style:text-properties fo:font-variant="normal" fo:text-transform="none" fo:color="#361309" style:text-line-through-style="none" style:text-line-through-type="none" style:text-position="0% 100%" style:font-name="Gill Sans MT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font-variant="normal" fo:text-transform="none" fo:color="#361309" style:text-line-through-style="none" style:text-line-through-type="none" style:text-position="0% 100%" style:font-name="Gill Sans MT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fo:font-variant="normal" fo:text-transform="none" fo:color="#361309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361309" style:text-line-through-style="none" style:text-line-through-type="none" style:text-position="0% 100%" style:font-name="Gill Sans MT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-технологи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онтакт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Кихтенко Владимир Андреевич</text:p>
                <text:p>E-mail: <text:a xlink:href="mailto:kikht@ict.nsc.ru" xlink:type="simple">kikht@ict.nsc.ru</text:a></text:p>
                <text:p>Тел: +7 913 394 44 33</text:p>
                <text:p/>
                <text:p>Материалы к лекциям: <text:line-break/><text:span text:style-name="T2">cluster-web.esemc.nsc.ru/~kikht/java-lectures/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 чем этот курс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Литература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Документация Java и библиотек</text:p>
                <text:list>
                  <text:list-item>
                    <text:p>docs.oracle.com/javase/8/docs/api/</text:p>
                  </text:list-item>
                  <text:list-item>
                    <text:p>docs.oracle.com/javase/tutorial/</text:p>
                  </text:list-item>
                </text:list>
              </text:list-item>
              <text:list-item>
                <text:p><text:span text:style-name="T3">Bruce Eckel </text:span><text:span text:style-name="T4">Thinking in Java</text:span><text:span text:style-name="T4"><text:line-break/></text:span><text:span text:style-name="T3">Брюс Эккель </text:span><text:span text:style-name="T4">Философия Java</text:span></text:p>
              </text:list-item>
              <text:list-item>
                <text:p><text:span text:style-name="T3">C. Horstmann, G. Cornell </text:span><text:span text:style-name="T4">Core Java™ 2</text:span></text:p>
              </text:list-item>
              <text:list-item>
                <text:p><text:span text:style-name="T3">С. Макконнелл </text:span><text:span text:style-name="T4">Совершенный код</text:span></text:p>
              </text:list-item>
              <text:list-item>
                <text:p><text:span text:style-name="T3">М. Гранд </text:span><text:span text:style-name="T4">Шаблоны проектирования</text:span></text:p>
              </text:list-item>
              <text:list-item>
                <text:p><text:span text:style-name="T3">М. Фаулер </text:span><text:span text:style-name="T4">Архитектура корпоративных программных приложени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Зачетное задание</text:p>
          </draw:text-box>
        </draw:frame>
        <draw:frame presentation:style-name="pr4" draw:layer="layout" svg:width="25.199cm" svg:height="15.686cm" svg:x="1.4cm" svg:y="4.514cm" presentation:class="outline" presentation:user-transformed="true">
          <draw:text-box>
            <text:list text:style-name="L2">
              <text:list-header>
                <text:p text:style-name="P3"><text:span text:style-name="T3">Самостоятельно создать работоспособное </text:span><text:span text:style-name="T3"><text:line-break/></text:span><text:span text:style-name="T3">Java-приложение, которое:</text:span></text:p>
                <text:list>
                  <text:list-item>
                    <text:p text:style-name="P3"><text:span text:style-name="T3">Имеет GUI или WEB интерфейс</text:span></text:p>
                  </text:list-item>
                  <text:list-item>
                    <text:p text:style-name="P3"><text:span text:style-name="T3">Взаимодействует с СУБД</text:span></text:p>
                  </text:list-item>
                  <text:list-item>
                    <text:p text:style-name="P3"><text:span text:style-name="T3">Ведет журнал работы (Log4j, ...) </text:span></text:p>
                  </text:list-item>
                  <text:list-item>
                    <text:p text:style-name="P3"><text:span text:style-name="T3">Содержит модули тестирования (JUnit)</text:span></text:p>
                  </text:list-item>
                  <text:list-item>
                    <text:p text:style-name="P3"><text:span text:style-name="T3">Управляется посредством Maven</text:span></text:p>
                  </text:list-item>
                  <text:list-item>
                    <text:p text:style-name="P3"><text:span text:style-name="T3">Документирована посредством Javadoc</text:span></text:p>
                  </text:list-item>
                  <text:list-item>
                    <text:p text:style-name="P3"><text:span text:style-name="T3">Хранится в публичной системе контроля версий (GitHub, Google Code, ...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История Java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1991 год, Oak – универсальный язык управления бытовыми приборами</text:span></text:p>
              </text:list-item>
              <text:list-item>
                <text:p text:style-name="P4"><text:span text:style-name="T3">1994 год, OakLive + WebRunner</text:span></text:p>
              </text:list-item>
              <text:list-item>
                <text:p text:style-name="P4"><text:span text:style-name="T3">23 мая 1995 года технологии Java и HotJava были официально объявлены Sun </text:span></text:p>
              </text:list-item>
              <text:list-item>
                <text:p text:style-name="P4"><text:span text:style-name="T3">Март 1996 года – подписано соглашение о покупке лицензии Java компанией Microsoft</text:span></text:p>
              </text:list-item>
              <text:list-item>
                <text:p text:style-name="P4"><text:span text:style-name="T3">13 ноября 2006 – реализация от Sun становится свободным ПО</text:span></text:p>
              </text:list-item>
              <text:list-item>
                <text:p text:style-name="P4"><text:span text:style-name="T3"><text:s/></text:span><text:span text:style-name="T3">2009–2010 Sun Microsystems приобретена Orac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Первые java-библиотек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Первая версия содержала всего 8 стандартных библиотек:</text:span></text:p>
                <text:list>
                  <text:list-item>
                    <text:p><text:span text:style-name="T3">java.lang - базовые классы, необходимые для работы любого приложения; </text:span></text:p>
                  </text:list-item>
                  <text:list-item>
                    <text:p><text:span text:style-name="T3">java.util - многие полезные вспомогательные классы; </text:span></text:p>
                  </text:list-item>
                  <text:list-item>
                    <text:p><text:span text:style-name="T3">java.applet - классы для создания апплетов; </text:span></text:p>
                  </text:list-item>
                  <text:list-item>
                    <text:p><text:span text:style-name="T3">java.awt, java.awt.peer - библиотека для создания графического интерфейса пользователя (GUI), называется Abstract Window Toolkit, AWT; </text:span></text:p>
                  </text:list-item>
                  <text:list-item>
                    <text:p><text:span text:style-name="T3">java.awt.image - дополнительные классы для работы с изображениями; </text:span></text:p>
                  </text:list-item>
                  <text:list-item>
                    <text:p><text:span text:style-name="T3">java.io - работа с потоками данных (streams) и с файлами; </text:span></text:p>
                  </text:list-item>
                  <text:list-item>
                    <text:p><text:span text:style-name="T3">java.net - работа с сетью.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Применение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роекты</text:p>
              </text:list-item>
              <text:list-item>
                <text:p>Языки на базе Java</text:p>
              </text:list-item>
              <text:list-item>
                <text:p>Фреймвор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Ключевые особенности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3">Кроссплатформенность</text:span><text:span text:style-name="T3"><text:line-break/></text:span><text:span text:style-name="T3">«Write once, run everywhere»</text:span></text:p>
              </text:list-item>
              <text:list-item>
                <text:p><text:span text:style-name="T3">Объектная ориентированность</text:span></text:p>
              </text:list-item>
              <text:list-item>
                <text:p><text:span text:style-name="T3">Привычный синтаксис C/C++</text:span></text:p>
              </text:list-item>
              <text:list-item>
                <text:p><text:span text:style-name="T3">Строгая типизация</text:span></text:p>
              </text:list-item>
              <text:list-item>
                <text:p><text:span text:style-name="T3">Сборщик мусора</text:span></text:p>
              </text:list-item>
              <text:list-item>
                <text:p><text:span text:style-name="T3">Встроенная модель безопасности</text:span></text:p>
              </text:list-item>
              <text:list-item>
                <text:p><text:span text:style-name="T3">Ориентация на Internet и сетевые задачи</text:span></text:p>
              </text:list-item>
              <text:list-item>
                <text:p><text:span text:style-name="T3">Динамичность</text:span></text:p>
              </text:list-item>
              <text:list-item>
                <text:p><text:span text:style-name="T3">Простота освое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Классификация платформ Java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J2EE</text:span><text:span text:style-name="T3"> или </text:span><text:span text:style-name="T4">Java EE</text:span><text:span text:style-name="T3"> (начиная с v1.5) — Java Enterprise Edition, для создания программного обеспечения уровня предприятия;</text:span></text:p>
              </text:list-item>
              <text:list-item>
                <text:p><text:span text:style-name="T4">J2SE</text:span><text:span text:style-name="T3"> или </text:span><text:span text:style-name="T4">Java SE</text:span><text:span text:style-name="T3"> (начиная с v1.5) — Java Standard Edition, для создания пользовательских приложений, в первую очередь — для настольных систем;</text:span></text:p>
              </text:list-item>
              <text:list-item>
                <text:p><text:span text:style-name="T4">J2ME, Java ME </text:span><text:span text:style-name="T3">или </text:span><text:span text:style-name="T4">Java Micro Edition</text:span><text:span text:style-name="T3">, для использования в устройствах, ограниченных по вычислительной мощности, в том числе мобильных телефонах, КПК, встроенных системах;</text:span></text:p>
              </text:list-item>
              <text:list-item>
                <text:p><text:span text:style-name="T4">Java Card </text:span><text:span text:style-name="T3">для использования в устройствах без собственного человекомашинного интерфейса, например в смарт-картах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Инфраструктура языка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ource -&gt; bytecode -&gt; jv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Java Virtual Mach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Исполняет байткод и реализует поддержку времени исполнения</text:p>
                <text:p><text:span text:style-name="T5">Сборка мусора, взаимодействие с ОС, ...</text:span></text:p>
                <text:p><text:span text:style-name="T5"/></text:p>
                <text:p><text:span text:style-name="T6">Реализации:</text:span></text:p>
                <text:list>
                  <text:list-item>
                    <text:p><text:span text:style-name="T6">HotSpot JVM (Sun-Oracle)</text:span></text:p>
                  </text:list-item>
                  <text:list-item>
                    <text:p><text:span text:style-name="T6">JRockit (Oracle)</text:span></text:p>
                  </text:list-item>
                  <text:list-item>
                    <text:p><text:span text:style-name="T6">Harmony (Apache)</text:span></text:p>
                  </text:list-item>
                  <text:list-item>
                    <text:p><text:span text:style-name="T6">Zing (Azul)</text:span></text:p>
                  </text:list-item>
                  <text:list-item>
                    <text:p><text:span text:style-name="T6">JET (Excelsior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Спецификаци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Java Language Specification</text:p>
              </text:list-item>
              <text:list-item>
                <text:p>The Java Virtual Machine Specification</text:p>
              </text:list-item>
              <text:list-item>
                <text:p><text:a xlink:href="http://docs.oracle.com/javase/specs/" xlink:type="simple">http://docs.oracle.com/javase/specs/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Hello world!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Hello.java:</text:span></text:p>
                <text:p><text:span text:style-name="T8">package ru.nsu.java_tech.hello;</text:span><text:span text:style-name="T8"><text:line-break/></text:span><text:span text:style-name="T8"><text:line-break/></text:span><text:span text:style-name="T8">public class Hello {</text:span><text:span text:style-name="T8"><text:line-break/></text:span><text:span text:style-name="T8"><text:tab/></text:span><text:span text:style-name="T8">public static void main(String[] args) {</text:span><text:span text:style-name="T8"><text:line-break/></text:span><text:span text:style-name="T8"><text:tab/></text:span><text:span text:style-name="T8"><text:tab/></text:span><text:span text:style-name="T8">System.out.println();</text:span><text:span text:style-name="T8"><text:line-break/></text:span><text:span text:style-name="T8"><text:tab/></text:span><text:span text:style-name="T8">}</text:span><text:span text:style-name="T8"><text:line-break/></text:span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Установка окружен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В папке C:\Program Files\Java найти инсталяции JRE и JDK (или скачать JDK).</text:span></text:p>
              </text:list-item>
              <text:list-item>
                <text:p text:style-name="P4"><text:span text:style-name="T3">Убедиться, что расположение Java указано в системной переменной PATH,выполнив команду </text:span><text:span text:style-name="T3"><text:line-break/></text:span><text:span text:style-name="T3">java -version</text:span></text:p>
              </text:list-item>
              <text:list-item>
                <text:p text:style-name="P4"><text:span text:style-name="T3">Убедиться, что доступен компилятор:</text:span><text:span text:style-name="T3"><text:line-break/></text:span><text:span text:style-name="T3">javac -version</text:span></text:p>
              </text:list-item>
              <text:list-item>
                <text:p text:style-name="P4"><text:span text:style-name="T3">Убедиться, что корректно указано значение системной переменной JAVA_HOME:</text:span><text:span text:style-name="T3"><text:line-break/></text:span><text:span text:style-name="T3">echo %JAVA_HOME%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Компиляция и запус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омпиляция <text:line-break/>(java source code -&gt; java bytecode)</text:p>
                <text:p><text:span text:style-name="T7">$ javac Hello.java</text:span></text:p>
              </text:list-item>
              <text:list-item>
                <text:p><text:span text:style-name="T9">Запуск (JVM + java bytecode)</text:span></text:p>
                <text:p><text:span text:style-name="T7">$ java Hello</text:span></text:p>
                <text:list>
                  <text:list-item>
                    <text:p><text:span text:style-name="T9">java — программа запускающая JVM</text:span></text:p>
                  </text:list-item>
                  <text:list-item>
                    <text:p><text:span text:style-name="T9">Hello — аргумент JVM, указывающий, в каком классе надо искать метод </text:span><text:span text:style-name="T9"><text:line-break/></text:span><text:span text:style-name="T7">public static void m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Типы данных и локальные переменные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Типы данных</text:p>
                <text:list>
                  <text:list-item>
                    <text:p>Примитивные: boolean, byte, short, int, long, char, float, double</text:p>
                    <text:list>
                      <text:list-item>
                        <text:p>boolean != int <text:line-break/><text:span text:style-name="T7">if (i = 0)</text:span> — ошибка</text:p>
                      </text:list-item>
                    </text:list>
                  </text:list-item>
                  <text:list-item>
                    <text:p>Ссылочные: массивы и объекты</text:p>
                  </text:list-item>
                </text:list>
              </text:list-item>
              <text:list-item>
                <text:p>Локальные переменные объявляются <text:span text:style-name="T10">и инициализируются</text:span> перед использованием в любом месте метода.</text:p>
              </text:list-item>
              <text:list-item>
                <text:p>Декларация: </text:p>
                <text:list>
                  <text:list-item>
                    <text:p><text:span text:style-name="T7">double salary;</text:span></text:p>
                  </text:list-item>
                  <text:list-item>
                    <text:p><text:span text:style-name="T7">int vatationDays;</text:span></text:p>
                  </text:list-item>
                </text:list>
              </text:list-item>
              <text:list-item>
                <text:p>Операторы: +, -, *, /, %, ==, !=, &lt;=, &gt;=, &lt;, &gt;, &amp;&amp;, ||, !, = (присваивание), &amp;, |, ^, &gt;&gt;, &lt;&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>
            <draw:text-box>
              <text:p>Переопределять операторы нельзя</text:p>
              <text:p>boxing</text:p>
            </draw:text-box>
          </draw:frame>
        </presentation:notes>
      </draw:page>
      <draw:page draw:name="page18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Синтаксические структуры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7">{</text:span><text:span text:style-name="T7"><text:line-break/></text:span><text:span text:style-name="T7"><text:tab/></text:span><text:span text:style-name="T7">statement1</text:span><text:span text:style-name="T7"><text:line-break/></text:span><text:span text:style-name="T7"><text:tab/></text:span><text:span text:style-name="T7">statement2</text:span><text:span text:style-name="T7"><text:line-break/></text:span><text:span text:style-name="T7">}</text:span></text:p>
              </text:list-item>
              <text:list-item>
                <text:p><text:span text:style-name="T11">if</text:span><text:span text:style-name="T7"> (condition) statement1 </text:span><text:span text:style-name="T11">else</text:span><text:span text:style-name="T7"> statement2</text:span></text:p>
              </text:list-item>
              <text:list-item>
                <text:p><text:span text:style-name="T11">while</text:span><text:span text:style-name="T7"> (condition) statement</text:span></text:p>
              </text:list-item>
              <text:list-item>
                <text:p><text:span text:style-name="T11">do</text:span><text:span text:style-name="T7"> statement </text:span><text:span text:style-name="T11">while</text:span><text:span text:style-name="T7"> (condition);</text:span></text:p>
              </text:list-item>
              <text:list-item>
                <text:p><text:span text:style-name="T11">for </text:span><text:span text:style-name="T12">(init; condition; step) statement</text:span></text:p>
                <text:list>
                  <text:list-item>
                    <text:p><text:span text:style-name="T13">Для циклов есть </text:span><text:span text:style-name="T11">continue</text:span><text:span text:style-name="T13"> и </text:span><text:span text:style-name="T11">break</text:span><text:span text:style-name="T13"> с метками</text:span></text:p>
                  </text:list-item>
                </text:list>
              </text:list-item>
              <text:list-item>
                <text:p><text:span text:style-name="T11">switch </text:span><text:span text:style-name="T12">(item) {</text:span><text:span text:style-name="T12"><text:line-break/></text:span><text:span text:style-name="T12"><text:tab/></text:span><text:span text:style-name="T14">case</text:span><text:span text:style-name="T15"> val1: statement1; </text:span><text:span text:style-name="T14">break;</text:span><text:span text:style-name="T14"><text:line-break/></text:span><text:span text:style-name="T14"><text:tab/></text:span><text:span text:style-name="T14">case</text:span><text:span text:style-name="T15"> val2: statement2; </text:span><text:span text:style-name="T14">break;</text:span><text:span text:style-name="T14"><text:line-break/></text:span><text:span text:style-name="T14"><text:tab/></text:span><text:span text:style-name="T14">default: </text:span><text:span text:style-name="T15">statement</text:span><text:span text:style-name="T15"><text:line-break/></text:span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Массивы</text:p>
          </draw:text-box>
        </draw:frame>
        <draw:frame presentation:style-name="pr4" draw:text-style-name="P5" draw:layer="layout" svg:width="25.199cm" svg:height="13.486cm" svg:x="1.4cm" svg:y="4.914cm" presentation:class="outline" presentation:user-transformed="true">
          <draw:text-box>
            <text:p text:style-name="P3"><text:span text:style-name="T16">int[] a = new int[100]; </text:span></text:p>
            <text:p text:style-name="P3"><text:span text:style-name="T16">for (int i = 0; i &lt; a.length; i++) </text:span><text:span text:style-name="T16"><text:line-break/></text:span><text:span text:style-name="T16"><text:tab/></text:span><text:span text:style-name="T16">a[i] = 100 - i; </text:span></text:p>
            <text:p text:style-name="P3"><text:span text:style-name="T16">Arrays.sort(a) ;</text:span></text:p>
            <text:p text:style-name="P3"><text:span text:style-name="T16"/></text:p>
            <text:p text:style-name="P3"><text:span text:style-name="T16">for (int element : a) </text:span><text:span text:style-name="T16"><text:line-break/></text:span><text:span text:style-name="T16"><text:tab/></text:span><text:span text:style-name="T16">System.out.println(element); </text:span></text:p>
            <text:p text:style-name="P3"><text:span text:style-name="T16"/></text:p>
            <text:p text:style-name="P3"><text:span text:style-name="T16">int[] smallPrimes = { 2, 3, 5, 7, 11, 13 }; </text:span></text:p>
            <text:p text:style-name="P3"><text:span text:style-name="T16">double[][]balances = new double[5][10]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Классы и объекты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17">Объект — это экземпляр некоторого класса</text:span></text:p>
              </text:list-item>
              <text:list-item>
                <text:p><text:span text:style-name="T17">Класс содержит </text:span><text:span text:style-name="T18">поля</text:span><text:span text:style-name="T17"> и </text:span><text:span text:style-name="T18">методы</text:span></text:p>
                <text:list>
                  <text:list-item>
                    <text:p><text:span text:style-name="T19">Поля — данные принадлежащие объектам, </text:span><text:span text:style-name="T19"><text:line-break/></text:span><text:span text:style-name="T19">их значения определяют состояние объекта</text:span></text:p>
                  </text:list-item>
                  <text:list-item>
                    <text:p><text:span text:style-name="T19">Методы — последовательности операторов, делающих что-то с полями</text:span></text:p>
                  </text:list-item>
                </text:list>
              </text:list-item>
            </text:list>
            <text:p text:style-name="P6"><text:span text:style-name="T20">public class Point {</text:span><text:span text:style-name="T20"><text:tab/></text:span><text:span text:style-name="T20"><text:tab/></text:span><text:span text:style-name="T20">// класс с именем “Point”</text:span><text:span text:style-name="T20"><text:line-break/></text:span><text:span text:style-name="T20"><text:tab/></text:span><text:span text:style-name="T20">static double x;</text:span><text:span text:style-name="T20"><text:tab/></text:span><text:span text:style-name="T20">// поле типа double с именем “x”</text:span><text:span text:style-name="T20"><text:line-break/></text:span><text:span text:style-name="T20"><text:tab/></text:span><text:span text:style-name="T20">double y; </text:span><text:span text:style-name="T20"><text:tab/></text:span><text:span text:style-name="T20"><text:tab/></text:span><text:span text:style-name="T20"> <text:s text:c="2"/>// поле типа double с именем “y”</text:span><text:span text:style-name="T20"><text:line-break/></text:span><text:span text:style-name="T20"><text:line-break/></text:span><text:span text:style-name="T20"><text:tab/></text:span><text:span text:style-name="T20">void set(double nx, double ny) { /* метод с именем “set”, </text:span><text:span text:style-name="T20"><text:line-break/></text:span><text:span text:style-name="T20"> <text:s text:c="34"/>с возвращаемым типом void, </text:span><text:span text:style-name="T20"><text:line-break/></text:span><text:span text:style-name="T20"> <text:s text:c="34"/>с параметрами nx и ny типа double */</text:span><text:span text:style-name="T20"><text:line-break/></text:span><text:span text:style-name="T20"><text:tab/></text:span><text:span text:style-name="T20"><text:tab/></text:span><text:span text:style-name="T20">x = nx;</text:span><text:span text:style-name="T20"><text:line-break/></text:span><text:span text:style-name="T20"><text:tab/></text:span><text:span text:style-name="T20"><text:tab/></text:span><text:span text:style-name="T20">y = ny;</text:span><text:span text:style-name="T20"><text:line-break/></text:span><text:span text:style-name="T20"><text:tab/></text:span><text:span text:style-name="T20">}</text:span><text:span text:style-name="T20"><text:line-break/></text:span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У полей есть тип и имя</text:p>
              <text:p>static</text:p>
            </draw:text-box>
          </draw:frame>
        </presentation:notes>
      </draw:page>
      <draw:page draw:name="page21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Области видимости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1">public</text:span><text:span text:style-name="T21"><text:line-break/></text:span><text:span text:style-name="T22">Доступ к есть отовсюду, откуда есть доступ к объекту (или классу, если поле или метод статические)</text:span></text:p>
              </text:list-item>
              <text:list-item>
                <text:p><text:span text:style-name="T21">private</text:span><text:span text:style-name="T21"><text:line-break/></text:span><text:span text:style-name="T22">Доступ есть только из методов данного класса</text:span></text:p>
              </text:list-item>
              <text:list-item>
                <text:p><text:span text:style-name="T21">protected</text:span><text:span text:style-name="T21"><text:line-break/></text:span><text:span text:style-name="T22">Доступ есть из методов данного класса, методов его </text:span><text:span text:style-name="T23">наследников</text:span><text:span text:style-name="T22"> и методов классов из того же </text:span><text:span text:style-name="T23">пакета</text:span></text:p>
              </text:list-item>
              <text:list-item>
                <text:p><text:span text:style-name="T21">package private</text:span><text:span text:style-name="T21"><text:line-break/></text:span><text:span text:style-name="T22">Доступ есть из методов данного класса и методов классов из того же пакета</text:span><text:span text:style-name="T22"><text:line-break/></text:span><text:span text:style-name="T22">Область доступа по умолчан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>
            <draw:text-box>
              <text:p>Модификаторы volatile и final</text:p>
              <text:p>Вернуться на предыдущий слайд</text:p>
            </draw:text-box>
          </draw:frame>
        </presentation:notes>
      </draw:page>
      <draw:page draw:name="page22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Создание объекто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ператор <text:span text:style-name="T14">new </text:span></text:p>
                <text:list>
                  <text:list-item>
                    <text:p><text:span text:style-name="T15">Создает новый объект заданного типа</text:span></text:p>
                  </text:list-item>
                  <text:list-item>
                    <text:p><text:span text:style-name="T15">Вызывает </text:span><text:span text:style-name="T24">конструктор </text:span><text:span text:style-name="T25">с заданными параметрами</text:span></text:p>
                  </text:list-item>
                  <text:list-item>
                    <text:p><text:span text:style-name="T25">Возвращает ссылку на созданный объект</text:span></text:p>
                  </text:list-item>
                </text:list>
              </text:list-item>
              <text:list-item>
                <text:p><text:span text:style-name="T25">Конструкторы — методы без возвращаемого значения, имя совпадает с именем класса</text:span></text:p>
                <text:list>
                  <text:list-item>
                    <text:p><text:span text:style-name="T25">Используются, когда инициализации полей недостаточно, или для параметризованной инициализац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>
            <draw:text-box>
              <text:p>Инициализация полей</text:p>
              <text:p>Конструктор по умолчанию </text:p>
            </draw:text-box>
          </draw:frame>
        </presentation:notes>
      </draw:page>
      <draw:page draw:name="page23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Методы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6">Параметры метода эквивалентны локальным переменным</text:span></text:p>
              </text:list-item>
              <text:list-item>
                <text:p><text:span text:style-name="T26">Все параметры передаются по значению </text:span></text:p>
                <text:list>
                  <text:list-header>
                    <text:p><text:span text:style-name="T27">для ссылочных типов передается значение ссылки</text:span></text:p>
                  </text:list-header>
                </text:list>
              </text:list-item>
              <text:list-item>
                <text:p><text:span text:style-name="T28">this</text:span><text:span text:style-name="T29"> — ссылка на объект, от которого вызван метод</text:span></text:p>
                <text:list>
                  <text:list-header>
                    <text:p><text:span text:style-name="T30">в static методе — ошибка компиляции</text:span></text:p>
                  </text:list-header>
                </text:list>
              </text:list-item>
              <text:list-item>
                <text:p><text:span text:style-name="T29">Можно объявлять методы с одинаковыми именами, но с разными сигнатурам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Class design hi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Переменные класса должны быть private</text:span></text:p>
              </text:list-item>
              <text:list-item>
                <text:p><text:span text:style-name="T3">Всегда инициализируйте переменные</text:span></text:p>
              </text:list-item>
              <text:list-item>
                <text:p><text:span text:style-name="T3">Разбивайте большие «многофункциональные» классы на простые </text:span></text:p>
              </text:list-item>
              <text:list-item>
                <text:p><text:span text:style-name="T3">Имена переменных должны соответствовать их назначен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Строки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31">Строки в Java <text:s/>- это последовательности символов в кодировке Unicode.</text:span></text:p>
            <text:p text:style-name="P3"><text:span text:style-name="T16">String javaTM = "Java™";</text:span></text:p>
            <text:p text:style-name="P3"><text:span text:style-name="T16">int n = javaTM.length();</text:span></text:p>
            <text:p text:style-name="P3"><text:span text:style-name="T16">String s1 = javaTM.substring(0, 4);</text:span></text:p>
            <text:p text:style-name="P3"><text:span text:style-name="T16">String s2 = "I like " + s1 + "!";</text:span></text:p>
            <text:p text:style-name="P3"><text:span text:style-name="T16"/></text:p>
            <text:p text:style-name="P3"><text:span text:style-name="T32">Сравнение строк s и t:</text:span></text:p>
            <text:p text:style-name="P3"><text:span text:style-name="T16"><text:s/></text:span><text:span text:style-name="T16">s.equals(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Наследова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ласс A наследует класс B — значит:</text:p>
                <text:list>
                  <text:list-item>
                    <text:p>Класс A наследует свойства класса B</text:p>
                    <text:list>
                      <text:list-item>
                        <text:p><text:span text:style-name="T17">поля и методы</text:span></text:p>
                      </text:list-item>
                    </text:list>
                  </text:list-item>
                  <text:list-item>
                    <text:p><text:span text:style-name="T26">Класс А конкретизирует и дополняет свойства класса B</text:span></text:p>
                    <text:list>
                      <text:list-item>
                        <text:p><text:span text:style-name="T17">добавляет новые поля и методы</text:span></text:p>
                      </text:list-item>
                      <text:list-item>
                        <text:p><text:span text:style-name="T17">переопределяет методы B</text:span></text:p>
                      </text:list-item>
                    </text:list>
                  </text:list-item>
                  <text:list-item>
                    <text:p><text:span text:style-name="T26">Объект класса A может считаться объектом класса B (</text:span><text:span text:style-name="T33">полиморфизм</text:span><text:span text:style-name="T26">)</text:span></text:p>
                  </text:list-item>
                </text:list>
              </text:list-item>
              <text:list-item>
                <text:p><text:span text:style-name="T26">У каждого класса есть не более одного базового класса</text:span></text:p>
                <text:list>
                  <text:list-item>
                    <text:p><text:span text:style-name="T26">Базовый класс по умолчанию java.lang.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Обычный" presentation:presentation-page-layout-name="AL3T3">
        <draw:frame presentation:style-name="pr3" draw:layer="layout" svg:width="25.199cm" svg:height="3.506cm" svg:x="1.4cm" svg:y="0.837cm" presentation:class="title">
          <draw:text-box>
            <text:p>Наследование</text:p>
          </draw:text-box>
        </draw:frame>
        <draw:frame presentation:style-name="pr4" draw:text-style-name="P9" draw:layer="layout" svg:width="16.2cm" svg:height="17.2cm" svg:x="-0.4cm" svg:y="3.4cm" presentation:class="outline" presentation:user-transformed="true">
          <draw:text-box>
            <text:list text:style-name="L2">
              <text:list-header>
                <text:p><text:span text:style-name="T34">public</text:span><text:span text:style-name="T35"> </text:span><text:span text:style-name="T34">class</text:span><text:span text:style-name="T35"> Bicycle {</text:span><text:span text:style-name="T35"><text:line-break/></text:span><text:span text:style-name="T35"><text:tab/></text:span><text:span text:style-name="T34">public</text:span><text:span text:style-name="T35"> </text:span><text:span text:style-name="T34">int</text:span><text:span text:style-name="T35"> cadence;</text:span><text:span text:style-name="T35"><text:line-break/></text:span><text:span text:style-name="T35"><text:tab/></text:span><text:span text:style-name="T34">public</text:span><text:span text:style-name="T35"> </text:span><text:span text:style-name="T34">int</text:span><text:span text:style-name="T35"> gear;</text:span><text:span text:style-name="T35"><text:line-break/></text:span><text:span text:style-name="T35"><text:tab/></text:span><text:span text:style-name="T34">public</text:span><text:span text:style-name="T35"> </text:span><text:span text:style-name="T34">int</text:span><text:span text:style-name="T35"> speed;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4">public</text:span><text:span text:style-name="T35"> Bicycle(</text:span><text:span text:style-name="T34">int</text:span><text:span text:style-name="T35"> startCadence, </text:span><text:span text:style-name="T35"><text:line-break/></text:span><text:span text:style-name="T35"><text:tab/></text:span><text:span text:style-name="T35"><text:tab/></text:span><text:span text:style-name="T35"><text:tab/></text:span><text:span text:style-name="T34">int</text:span><text:span text:style-name="T35"> startSpeed, </text:span><text:span text:style-name="T34">int</text:span><text:span text:style-name="T35"> startGear) {</text:span><text:span text:style-name="T35"><text:line-break/></text:span><text:span text:style-name="T35"><text:tab/></text:span><text:span text:style-name="T35"><text:tab/></text:span><text:span text:style-name="T35">gear = startGear;</text:span><text:span text:style-name="T35"><text:line-break/></text:span><text:span text:style-name="T35"><text:tab/></text:span><text:span text:style-name="T35"><text:tab/></text:span><text:span text:style-name="T35">cadence = startCadence;</text:span><text:span text:style-name="T35"><text:line-break/></text:span><text:span text:style-name="T35"><text:tab/></text:span><text:span text:style-name="T35"><text:tab/></text:span><text:span text:style-name="T35">speed = startSpeed;</text:span><text:span text:style-name="T35"><text:line-break/></text:span><text:span text:style-name="T35"><text:tab/></text:span><text:span text:style-name="T35">}</text:span><text:span text:style-name="T35"><text:line-break/></text:span><text:span text:style-name="T35"><text:line-break/></text:span><text:span text:style-name="T35"><text:tab/></text:span><text:span text:style-name="T34">public</text:span><text:span text:style-name="T35"> </text:span><text:span text:style-name="T34">void</text:span><text:span text:style-name="T35"> setCadence(</text:span><text:span text:style-name="T34">int</text:span><text:span text:style-name="T35"> newValue) {</text:span><text:span text:style-name="T35"><text:line-break/></text:span><text:span text:style-name="T35"><text:tab/></text:span><text:span text:style-name="T35"><text:tab/></text:span><text:span text:style-name="T35">cadence = newValue;</text:span><text:span text:style-name="T35"><text:line-break/></text:span><text:span text:style-name="T35"><text:tab/></text:span><text:span text:style-name="T35">}</text:span><text:span text:style-name="T35"><text:line-break/></text:span><text:span text:style-name="T35"><text:line-break/></text:span><text:span text:style-name="T35"><text:tab/></text:span><text:span text:style-name="T34">public</text:span><text:span text:style-name="T35"> </text:span><text:span text:style-name="T34">void</text:span><text:span text:style-name="T35"> setGear(</text:span><text:span text:style-name="T34">int</text:span><text:span text:style-name="T35"> newValue) {</text:span><text:span text:style-name="T35"><text:line-break/></text:span><text:span text:style-name="T35"><text:tab/></text:span><text:span text:style-name="T35"><text:tab/></text:span><text:span text:style-name="T35">gear = newValue;</text:span><text:span text:style-name="T35"><text:line-break/></text:span><text:span text:style-name="T35"><text:tab/></text:span><text:span text:style-name="T35">}</text:span><text:span text:style-name="T35"><text:line-break/></text:span><text:span text:style-name="T35"><text:line-break/></text:span><text:span text:style-name="T35"><text:tab/></text:span><text:span text:style-name="T34">public</text:span><text:span text:style-name="T35"> </text:span><text:span text:style-name="T34">void</text:span><text:span text:style-name="T35"> applyBrake(</text:span><text:span text:style-name="T34">int</text:span><text:span text:style-name="T35"> decrement) {</text:span><text:span text:style-name="T35"><text:line-break/></text:span><text:span text:style-name="T35"><text:tab/></text:span><text:span text:style-name="T35"><text:tab/></text:span><text:span text:style-name="T35">speed -= decrement;</text:span><text:span text:style-name="T35"><text:line-break/></text:span><text:span text:style-name="T35"><text:tab/></text:span><text:span text:style-name="T35">}</text:span><text:span text:style-name="T35"><text:line-break/></text:span><text:span text:style-name="T35"><text:line-break/></text:span><text:span text:style-name="T35"><text:tab/></text:span><text:span text:style-name="T34">public</text:span><text:span text:style-name="T35"> </text:span><text:span text:style-name="T34">void</text:span><text:span text:style-name="T35"> speedUp(</text:span><text:span text:style-name="T34">int</text:span><text:span text:style-name="T35"> increment) {</text:span><text:span text:style-name="T35"><text:line-break/></text:span><text:span text:style-name="T35"><text:tab/></text:span><text:span text:style-name="T35"><text:tab/></text:span><text:span text:style-name="T35">speed += increment;</text:span><text:span text:style-name="T35"><text:line-break/></text:span><text:span text:style-name="T35"><text:tab/></text:span><text:span text:style-name="T35">}</text:span><text:span text:style-name="T35"><text:line-break/></text:span><text:span text:style-name="T35">}</text:span></text:p>
              </text:list-header>
            </text:list>
          </draw:text-box>
        </draw:frame>
        <draw:frame presentation:style-name="pr4" draw:text-style-name="P9" draw:layer="layout" svg:width="13.897cm" svg:height="12.179cm" svg:x="13.903cm" svg:y="3.421cm" presentation:class="outline" presentation:user-transformed="true">
          <draw:text-box>
            <text:list text:style-name="L2">
              <text:list-header>
                <text:p><text:span text:style-name="T34">public</text:span><text:span text:style-name="T35"> </text:span><text:span text:style-name="T34">class</text:span><text:span text:style-name="T35"> MountainBike </text:span><text:span text:style-name="T34">extends</text:span><text:span text:style-name="T35"> Bicycle {</text:span><text:span text:style-name="T35"><text:line-break/></text:span><text:span text:style-name="T35"><text:line-break/></text:span><text:span text:style-name="T35"><text:tab/></text:span><text:span text:style-name="T34">public</text:span><text:span text:style-name="T35"> </text:span><text:span text:style-name="T34">int</text:span><text:span text:style-name="T35"> seatHeight;</text:span><text:span text:style-name="T35"><text:line-break/></text:span><text:span text:style-name="T35"><text:line-break/></text:span><text:span text:style-name="T35"><text:tab/></text:span><text:span text:style-name="T34">public</text:span><text:span text:style-name="T35"> MountainBike(</text:span><text:span text:style-name="T35"><text:line-break/></text:span><text:span text:style-name="T35"><text:tab/></text:span><text:span text:style-name="T35"><text:tab/></text:span><text:span text:style-name="T35"><text:tab/></text:span><text:span text:style-name="T34">int</text:span><text:span text:style-name="T35"> startHeight,</text:span><text:span text:style-name="T35"><text:line-break/></text:span><text:span text:style-name="T35"><text:tab/></text:span><text:span text:style-name="T35"><text:tab/></text:span><text:span text:style-name="T35"><text:tab/></text:span><text:span text:style-name="T34">int</text:span><text:span text:style-name="T35"> startCadence,</text:span><text:span text:style-name="T35"><text:line-break/></text:span><text:span text:style-name="T35"><text:tab/></text:span><text:span text:style-name="T35"><text:tab/></text:span><text:span text:style-name="T35"><text:tab/></text:span><text:span text:style-name="T34">int</text:span><text:span text:style-name="T35"> startSpeed,</text:span><text:span text:style-name="T35"><text:line-break/></text:span><text:span text:style-name="T35"><text:tab/></text:span><text:span text:style-name="T35"><text:tab/></text:span><text:span text:style-name="T35"><text:tab/></text:span><text:span text:style-name="T34">int</text:span><text:span text:style-name="T35"> startGear) {</text:span><text:span text:style-name="T35"><text:line-break/></text:span><text:span text:style-name="T35"><text:line-break/></text:span><text:span text:style-name="T35"><text:tab/></text:span><text:span text:style-name="T35"><text:tab/></text:span><text:span text:style-name="T34">super</text:span><text:span text:style-name="T35">(startCadence,</text:span><text:span text:style-name="T35"><text:line-break/></text:span><text:span text:style-name="T35"><text:tab/></text:span><text:span text:style-name="T35"><text:tab/></text:span><text:span text:style-name="T35"><text:tab/></text:span><text:span text:style-name="T35">startSpeed, startGear);</text:span><text:span text:style-name="T35"><text:line-break/></text:span><text:span text:style-name="T35"><text:tab/></text:span><text:span text:style-name="T35"><text:tab/></text:span><text:span text:style-name="T35">seatHeight = startHeight;</text:span><text:span text:style-name="T35"><text:line-break/></text:span><text:span text:style-name="T35"><text:tab/></text:span><text:span text:style-name="T35">}</text:span><text:span text:style-name="T35"><text:line-break/></text:span><text:span text:style-name="T35"><text:line-break/></text:span><text:span text:style-name="T35"><text:tab/></text:span><text:span text:style-name="T34">public</text:span><text:span text:style-name="T35"> </text:span><text:span text:style-name="T34">void</text:span><text:span text:style-name="T35"> setHeight(</text:span><text:span text:style-name="T34">int</text:span><text:span text:style-name="T35"> newValue) {</text:span><text:span text:style-name="T35"><text:line-break/></text:span><text:span text:style-name="T35"><text:tab/></text:span><text:span text:style-name="T35"><text:tab/></text:span><text:span text:style-name="T35">seatHeight = newValue;</text:span><text:span text:style-name="T35"><text:line-break/></text:span><text:span text:style-name="T35"><text:tab/></text:span><text:span text:style-name="T35">}</text:span><text:span text:style-name="T35"><text:line-break/></text:span><text:span text:style-name="T35">}</text:span></text:p>
              </text:list-header>
            </text:list>
          </draw:text-box>
        </draw:frame>
        <draw:line draw:style-name="gr2" draw:text-style-name="P10" draw:layer="layout" svg:x1="14.7cm" svg:y1="3.8cm" svg:x2="14.7cm" svg:y2="18.4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Полиморфизм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сылка и объект, на который она указывает могут быть разных типов</text:p>
                <text:list>
                  <text:list-item>
                    <text:p>Тип ссылки (declaring type) может быть типом базового класса</text:p>
                  </text:list-item>
                  <text:list-item>
                    <text:p>Тип объекта (actual type) может быть типом класса наследника</text:p>
                  </text:list-item>
                </text:list>
              </text:list-item>
              <text:list-item>
                <text:p>Работая с ссылкой на базовый класс, можно использовать все что есть в базовом классе, но реализация может быть уточненная классом наследником</text:p>
              </text:list-item>
              <text:list-item>
                <text:p>Все методы в Java — виртуальные</text:p>
                <text:list>
                  <text:list-item>
                    <text:p>Реализация всегда берется из актуального типа</text:p>
                  </text:list-item>
                </text:list>
              </text:list-item>
            </text:list>
            <text:p text:style-name="P6"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>
            <draw:text-box>
              <text:p>Все методы — виртуальные, кроме final и private</text:p>
              <text:p>Можно переопределять с расширением </text:p>
              <text:p>Через несколько уровней</text:p>
              <text:p>Ссылка super</text:p>
            </draw:text-box>
          </draw:frame>
        </presentation:notes>
      </draw:page>
      <draw:page draw:name="page29" draw:style-name="dp1" draw:master-page-name="Обычный" presentation:presentation-page-layout-name="AL2T1">
        <draw:frame presentation:style-name="pr5" draw:text-style-name="P11" draw:layer="layout" svg:width="25.199cm" svg:height="3.506cm" svg:x="1.4cm" svg:y="0.837cm" presentation:class="title">
          <draw:text-box>
            <text:p><text:span text:style-name="T37">Интерфейсы и абстрактные классы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Абстрактный метод — метод без реализации</text:p>
              </text:list-item>
              <text:list-item>
                <text:p>Абстрактный класс — класс содержащий хотя бы один абстрактный метод</text:p>
                <text:list>
                  <text:list-item>
                    <text:p>Объект такого класса нельзя создать, но можно иметь ссылку такого типа</text:p>
                  </text:list-item>
                </text:list>
              </text:list-item>
              <text:list-item>
                <text:p>Интерфейс — ссылочный тип, описывающий набор методов и констант</text:p>
                <text:list>
                  <text:list-item>
                    <text:p>Все методы являются публичными и абстрактными</text:p>
                  </text:list-item>
                </text:list>
              </text:list-item>
              <text:list-item>
                <text:p>Класс может наследовать (extends) только один базовый класс и реализовывать (implements) несколько интерфейсов</text:p>
              </text:list-item>
              <text:list-item>
                <text:p>Интерфейс может наследовать (extends) несколько других интерфейсов, но не класс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>
            <draw:text-box>
              <text:p text:style-name="P12"><text:span text:style-name="T38">Интерфейс – это, как правило, какое-то свойство, или набор свойств, которое хочется выразить отдельно от реализации и применить в множестве различных классов</text:span></text:p>
              <text:p text:style-name="P12"><text:span text:style-name="T39">Интерфейсы</text:span></text:p>
              <text:p text:style-name="P13"><text:span text:style-name="T40"><text:tab/></text:span><text:span text:style-name="T40">разновидность множественного наследования</text:span></text:p>
              <text:p text:style-name="P13"><text:span text:style-name="T40"><text:tab/></text:span><text:span text:style-name="T40">чистый элемент проектирования (не нужно скрещиваться с какой-то реализацией)</text:span></text:p>
              <text:p text:style-name="P13"><text:span text:style-name="T40"><text:tab/></text:span><text:span text:style-name="T40">вынуждают использовать делегирование</text:span></text:p>
              <text:p text:style-name="P13"><text:span text:style-name="T39"/></text:p>
              <text:p text:style-name="P13"><text:span text:style-name="T39">Абстрактные классы</text:span></text:p>
              <text:p text:style-name="P13"><text:span text:style-name="T40"><text:tab/></text:span><text:span text:style-name="T40">содержат частичную реализацию, требующую какого-то дополнения</text:span></text:p>
              <text:p text:style-name="P13"><text:span text:style-name="T40"><text:tab/></text:span><text:span text:style-name="T40">являются полноценными классами (конструкторы, статические методы, …)</text:span></text:p>
              <text:p text:style-name="P13"><text:span text:style-name="T40"><text:tab/></text:span><text:span text:style-name="T40">ограничивают возможность наследоваться от другого класса</text:span></text:p>
            </draw:text-box>
          </draw:frame>
        </presentation:notes>
      </draw:page>
      <draw:page draw:name="page30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Исключения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14">Исключение</text:span> — объект класса, наследованного от java.lang.Throwable</text:p>
              </text:list-item>
            </text:list>
            <text:p text:style-name="P14"><text:span text:style-name="T41">try</text:span><text:span text:style-name="T42"> {</text:span></text:p>
            <text:p text:style-name="P14"><text:span text:style-name="T42">// Код программы, в котором может быть выброшено исключение.</text:span></text:p>
            <text:p text:style-name="P14"><text:span text:style-name="T42">// Либо явным выбросом (throw), либо вызовом метода, в котором</text:span></text:p>
            <text:p text:style-name="P14"><text:span text:style-name="T42">// произойдет выброс исключения и не выполнится его обработка.</text:span></text:p>
            <text:p text:style-name="P14"><text:span text:style-name="T42">}</text:span></text:p>
            <text:p text:style-name="P14"><text:span text:style-name="T41">catch</text:span><text:span text:style-name="T42"> (MyException ex) {</text:span></text:p>
            <text:p text:style-name="P14"><text:span text:style-name="T42">// Обработчик исключений типа MyException.</text:span></text:p>
            <text:p text:style-name="P14"><text:span text:style-name="T42">// ex – ссылка на объект обрабатываемого исключения.</text:span></text:p>
            <text:p text:style-name="P14"><text:span text:style-name="T42">}</text:span></text:p>
            <text:p text:style-name="P14"><text:span text:style-name="T41">catch</text:span><text:span text:style-name="T42"> (ClassCastException classCastEx) {</text:span></text:p>
            <text:p text:style-name="P14"><text:span text:style-name="T42">// Обработчик исключений типа ClassCastException.</text:span></text:p>
            <text:p text:style-name="P14"><text:span text:style-name="T42">// classCastEx – ссылка на объект обрабатываемого исключения.</text:span></text:p>
            <text:p text:style-name="P14"><text:span text:style-name="T42">}</text:span></text:p>
            <text:p text:style-name="P14"><text:span text:style-name="T41">catch</text:span><text:span text:style-name="T42"> ...</text:span></text:p>
            <text:p text:style-name="P14"><text:span text:style-name="T42">...</text:span></text:p>
            <text:p text:style-name="P14"><text:span text:style-name="T41">finally</text:span><text:span text:style-name="T42"> {</text:span></text:p>
            <text:p text:style-name="P14"><text:span text:style-name="T42">// Обработчик для </text:span><text:span text:style-name="T43">всех</text:span><text:span text:style-name="T42"> путей выхода из try и catch блоков.</text:span></text:p>
            <text:p text:style-name="P14"><text:span text:style-name="T4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Javadoc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p text:style-name="P3"><text:span text:style-name="T44">Javadoc</text:span><text:span text:style-name="T31"> — генератор документации в HTML-формате из комментариев исходного кода на Java от Sun Microsystems. </text:span></text:p>
            <text:p text:style-name="P3"><text:span text:style-name="T31">Javadoc — стандарт для документирования классов Java. </text:span></text:p>
            <text:p text:style-name="P3"><text:span text:style-name="T31">Большинство cред разработки программного обеспечения автоматически генерируют HTML-документацию, используя Javadoc.</text:span></text:p>
            <text:p text:style-name="P15"><text:span text:style-name="T31"><text:line-break/></text:span><text:span text:style-name="T31">Комментарии должны описывать не </text:span><text:span text:style-name="T45">что</text:span><text:span text:style-name="T31"> делает</text:span><text:span text:style-name="T45"> </text:span><text:span text:style-name="T31">код, а </text:span><text:span text:style-name="T45">почему </text:span><text:span text:style-name="T31">он написан именно та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>
          <draw:text-box>
            <text:p>Пример javadoc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7">/**</text:span></text:p>
              </text:list-item>
              <text:list-item>
                <text:p><text:span text:style-name="T7"><text:s text:c="2"/></text:span><text:span text:style-name="T7">* &lt;p&gt;Проверяет, допустимый ли ход.&lt;/p&gt;</text:span></text:p>
              </text:list-item>
              <text:list-item>
                <text:p><text:span text:style-name="T7"><text:s text:c="2"/></text:span><text:span text:style-name="T7">* &lt;p&gt;Например, чтобы задать ход e2-e4, напишите isValidMove(5,2,5,4);</text:span></text:p>
              </text:list-item>
              <text:list-item>
                <text:p><text:span text:style-name="T7"><text:s text:c="2"/></text:span><text:span text:style-name="T7">* Чтобы записать рокировку, укажите, откуда и куда ходит король.</text:span></text:p>
              </text:list-item>
              <text:list-item>
                <text:p><text:span text:style-name="T7"><text:s text:c="2"/></text:span><text:span text:style-name="T7">* Например, для короткой рокировки чёрных запишите isValidMove(5,8,7,8);&lt;/p&gt;</text:span></text:p>
              </text:list-item>
              <text:list-item>
                <text:p><text:span text:style-name="T7"><text:s text:c="2"/></text:span><text:span text:style-name="T7">*</text:span></text:p>
              </text:list-item>
              <text:list-item>
                <text:p><text:span text:style-name="T7"><text:s text:c="2"/></text:span><text:span text:style-name="T7">* @param fromCol Вертикаль, на которой находится фигура (1=a, 8=h)</text:span></text:p>
              </text:list-item>
              <text:list-item>
                <text:p><text:span text:style-name="T7"><text:s text:c="2"/></text:span><text:span text:style-name="T7">* @param fromRow Горизонталь, на которой находится фигура (1...8)</text:span></text:p>
              </text:list-item>
              <text:list-item>
                <text:p><text:span text:style-name="T7"><text:s text:c="2"/></text:span><text:span text:style-name="T7">* @param toCol <text:s text:c="2"/>Вертикаль клетки, на которую выполняется ход (1=a, 8=h)</text:span></text:p>
              </text:list-item>
              <text:list-item>
                <text:p><text:span text:style-name="T7"><text:s text:c="2"/></text:span><text:span text:style-name="T7">* @param toRow <text:s text:c="2"/>Горизонталь клетки, на которую выполняется ход (1...8)</text:span></text:p>
              </text:list-item>
              <text:list-item>
                <text:p><text:span text:style-name="T7"><text:s text:c="2"/></text:span><text:span text:style-name="T7">* @return true, если ход допустим, и false, если недопустим</text:span></text:p>
              </text:list-item>
              <text:list-item>
                <text:p><text:span text:style-name="T7"><text:s text:c="2"/></text:span><text:span text:style-name="T7">*/</text:span></text:p>
              </text:list-item>
              <text:list-item>
                <text:p><text:span text:style-name="T7"><text:s text:c="2"/></text:span><text:span text:style-name="T7">boolean isValidMove(int fromCol, int fromRow, int toCol, int toRow) {</text:span></text:p>
              </text:list-item>
              <text:list-item>
                <text:p><text:span text:style-name="T7"><text:s text:c="6"/></text:span><text:span text:style-name="T7">. . .</text:span></text:p>
              </text:list-item>
              <text:list-item>
                <text:p><text:span text:style-name="T7"><text:s text:c="2"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32">
        <draw:frame presentation:style-name="pr1" draw:layer="layout" svg:width="25.199cm" svg:height="16.255cm" svg:x="1.4cm" svg:y="0.837cm" presentation:class="subtitl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MT1" svg:font-family="'Gill Sans MT'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Gill Sans MT" svg:font-family="'Gill Sans MT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ohit Devanagari1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 Kikhtenko</meta:initial-creator>
    <meta:creation-date>2015-02-10T19:35:35.022497084</meta:creation-date>
    <meta:generator>LibreOffice/4.2.7.2$Linux_X86_64 LibreOffice_project/420$Build-2</meta:generator>
    <dc:date>2015-03-02T17:51:06.293737492</dc:date>
    <dc:creator>Vladimir  Kikhtenko</dc:creator>
    <meta:editing-duration>P1DT22M37S</meta:editing-duration>
    <meta:editing-cycles>56</meta:editing-cycles>
    <meta:document-statistic meta:object-count="153"/>
  </office:meta>
</office:document-meta>
</file>